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1858e" officeooo:paragraph-rsid="0001858e"/>
    </style:style>
    <style:style style:name="P2" style:family="paragraph" style:parent-style-name="Standard">
      <style:paragraph-properties fo:text-align="center" style:justify-single-word="false"/>
      <style:text-properties fo:font-variant="normal" fo:text-transform="none" fo:color="#222222" style:font-name="arial" fo:font-size="9pt" fo:letter-spacing="normal" fo:font-style="normal" fo:font-weight="bold" officeooo:rsid="0001858e" officeooo:paragraph-rsid="0001858e"/>
    </style:style>
    <style:style style:name="P3" style:family="paragraph" style:parent-style-name="Standard">
      <style:paragraph-properties fo:text-align="center" style:justify-single-word="false"/>
      <style:text-properties fo:font-variant="normal" fo:text-transform="none" fo:color="#222222" style:font-name="arial" fo:font-size="28pt" fo:letter-spacing="normal" fo:font-style="normal" fo:font-weight="bold" officeooo:rsid="0001858e" officeooo:paragraph-rsid="0001858e" style:font-size-asian="24.5pt" style:font-size-complex="28pt"/>
    </style:style>
    <style:style style:name="P4" style:family="paragraph" style:parent-style-name="Standard">
      <style:paragraph-properties fo:text-align="center" style:justify-single-word="false"/>
      <style:text-properties fo:font-variant="normal" fo:text-transform="none" fo:color="#222222" style:font-name="arial" fo:font-size="12pt" fo:letter-spacing="normal" fo:font-style="normal" fo:font-weight="bold" officeooo:rsid="0001858e" officeooo:paragraph-rsid="0001858e" style:font-size-asian="10.5pt" style:font-size-complex="12pt"/>
    </style:style>
    <style:style style:name="P5" style:family="paragraph" style:parent-style-name="Standard">
      <style:paragraph-properties fo:text-align="center" style:justify-single-word="false"/>
      <style:text-properties fo:font-variant="normal" fo:text-transform="none" fo:color="#222222" style:font-name="arial" fo:font-size="12pt" fo:letter-spacing="normal" fo:font-style="normal" fo:font-weight="normal" officeooo:rsid="0001858e" officeooo:paragraph-rsid="0001858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officeooo:rsid="0001858e" officeooo:paragraph-rsid="0001858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222222" style:font-name="arial" fo:font-size="12pt" fo:letter-spacing="normal" fo:font-style="normal" fo:font-weight="normal" officeooo:rsid="0001858e" officeooo:paragraph-rsid="0001858e"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222222" style:font-name="arial" fo:font-size="12pt" fo:letter-spacing="normal" fo:font-style="normal" fo:font-weight="normal" officeooo:rsid="0003d592" officeooo:paragraph-rsid="0003d5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222222" style:font-name="arial" fo:font-size="12pt" fo:letter-spacing="normal" fo:font-style="normal" fo:font-weight="normal" officeooo:rsid="0001858e" officeooo:paragraph-rsid="00020c04"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fo:color="#222222" style:font-name="arial" fo:font-size="12pt" fo:letter-spacing="normal" fo:font-style="normal" fo:font-weight="normal" officeooo:rsid="0001858e" officeooo:paragraph-rsid="00020c04"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variant="normal" fo:text-transform="none" fo:color="#222222" style:font-name="arial" fo:font-size="12pt" fo:letter-spacing="normal" fo:font-style="normal" fo:font-weight="normal" officeooo:rsid="0001858e" officeooo:paragraph-rsid="0001858e"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fo:color="#222222" style:font-name="arial" fo:font-size="12pt" fo:letter-spacing="normal" fo:font-style="normal" fo:font-weight="normal" officeooo:rsid="0003d592" officeooo:paragraph-rsid="0005457e"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222222" style:font-name="arial" fo:font-size="16pt" fo:letter-spacing="normal" fo:font-style="normal" fo:font-weight="normal" officeooo:rsid="0001858e" officeooo:paragraph-rsid="0001858e"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fo:font-variant="normal" fo:text-transform="none" fo:color="#222222" style:font-name="arial" fo:font-size="16pt" fo:letter-spacing="normal" fo:font-style="normal" fo:font-weight="normal" officeooo:rsid="0002d29e" officeooo:paragraph-rsid="0002d29e"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fo:font-variant="normal" fo:text-transform="none" fo:color="#222222" style:font-name="arial" fo:font-size="16pt" fo:letter-spacing="normal" fo:font-style="normal" fo:font-weight="bold" officeooo:rsid="0001858e" officeooo:paragraph-rsid="0001858e"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variant="normal" fo:text-transform="none" fo:color="#222222" style:font-name="arial" fo:font-size="16pt" fo:letter-spacing="normal" fo:font-style="normal" fo:font-weight="bold" officeooo:rsid="0003d592" officeooo:paragraph-rsid="0003d592"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variant="normal" fo:text-transform="none" fo:color="#222222" style:font-name="arial" fo:font-size="16pt" fo:letter-spacing="normal" fo:font-style="normal" fo:font-weight="bold" officeooo:rsid="0003d592" officeooo:paragraph-rsid="0003d592"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variant="normal" fo:text-transform="none" fo:color="#222222" style:font-name="arial" fo:font-size="16pt" fo:letter-spacing="normal" fo:font-style="normal" fo:font-weight="bold" officeooo:rsid="0003d592" officeooo:paragraph-rsid="0005457e"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variant="normal" fo:text-transform="none" fo:color="#222222" style:font-name="arial" fo:font-size="16pt" fo:letter-spacing="normal" fo:font-style="normal" fo:font-weight="bold" officeooo:rsid="0003d592" officeooo:paragraph-rsid="0005457e"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variant="normal" fo:text-transform="none" fo:color="#222222" style:font-name="arial" fo:font-size="16pt" fo:letter-spacing="normal" fo:font-style="normal" fo:font-weight="bold" officeooo:rsid="0003d592" officeooo:paragraph-rsid="0003d592"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variant="normal" fo:text-transform="none" fo:color="#222222" style:font-name="arial" fo:font-size="13pt" fo:letter-spacing="normal" fo:font-style="normal" fo:font-weight="normal" officeooo:rsid="0001858e" officeooo:paragraph-rsid="0001858e"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font-variant="normal" fo:text-transform="none" fo:color="#222222" style:font-name="arial" fo:font-size="13pt" fo:letter-spacing="normal" fo:font-style="normal" fo:font-weight="bold" officeooo:rsid="0001858e" officeooo:paragraph-rsid="0001858e"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variant="normal" fo:text-transform="none" fo:color="#222222" style:font-name="arial" fo:font-size="13pt" fo:letter-spacing="normal" fo:font-style="normal" fo:font-weight="bold" officeooo:rsid="0001858e" officeooo:paragraph-rsid="00020c04" style:font-size-asian="13pt" style:font-weight-asian="bold" style:font-size-complex="13pt" style:font-weight-complex="bold"/>
    </style:style>
    <style:style style:name="P24" style:family="paragraph" style:parent-style-name="Standard">
      <style:paragraph-properties fo:text-align="start" style:justify-single-word="false"/>
      <style:text-properties fo:font-variant="normal" fo:text-transform="none" fo:color="#222222" style:font-name="arial" fo:font-size="13pt" fo:letter-spacing="normal" fo:font-style="normal" fo:font-weight="bold" officeooo:rsid="0001858e" officeooo:paragraph-rsid="0002d29e" style:font-size-asian="13pt" style:font-weight-asian="bold" style:font-size-complex="13pt" style:font-weight-complex="bold"/>
    </style:style>
    <style:style style:name="P25" style:family="paragraph" style:parent-style-name="Standard">
      <style:paragraph-properties fo:text-align="justify" style:justify-single-word="false"/>
      <style:text-properties fo:font-variant="normal" fo:text-transform="none" fo:color="#222222" style:font-name="arial" fo:font-size="13pt" fo:letter-spacing="normal" fo:font-style="normal" fo:font-weight="bold" officeooo:rsid="0001858e" officeooo:paragraph-rsid="00020c04" style:font-size-asian="13pt" style:font-weight-asian="bold" style:font-size-complex="13pt" style:font-weight-complex="bold"/>
    </style:style>
    <style:style style:name="P26" style:family="paragraph" style:parent-style-name="Standard">
      <style:paragraph-properties fo:text-align="start" style:justify-single-word="false"/>
      <style:text-properties fo:font-variant="normal" fo:text-transform="none" fo:color="#222222" style:font-name="arial" fo:font-size="13pt" fo:letter-spacing="normal" fo:font-style="normal" fo:font-weight="bold" officeooo:rsid="00020c04" officeooo:paragraph-rsid="00020c04" style:font-size-asian="13pt" style:font-weight-asian="bold" style:font-size-complex="13pt" style:font-weight-complex="bold"/>
    </style:style>
    <style:style style:name="P27" style:family="paragraph" style:parent-style-name="Standard">
      <style:paragraph-properties fo:text-align="justify" style:justify-single-word="false"/>
      <style:text-properties fo:font-variant="normal" fo:text-transform="none" fo:color="#222222" style:font-name="arial" fo:font-size="13pt" fo:letter-spacing="normal" fo:font-style="normal" fo:font-weight="bold" officeooo:rsid="00020c04" officeooo:paragraph-rsid="00020c04" style:font-size-asian="13pt" style:font-weight-asian="bold" style:font-size-complex="13pt" style:font-weight-complex="bold"/>
    </style:style>
    <style:style style:name="P28" style:family="paragraph" style:parent-style-name="Standard">
      <style:paragraph-properties fo:text-align="center" style:justify-single-word="false"/>
      <style:text-properties fo:font-variant="normal" fo:text-transform="none" fo:color="#222222" style:font-name="arial" fo:font-size="13pt" fo:letter-spacing="normal" fo:font-style="normal" fo:font-weight="bold" officeooo:rsid="0003d592" officeooo:paragraph-rsid="0003d592" style:font-size-asian="13pt" style:font-weight-asian="bold" style:font-size-complex="13pt" style:font-weight-complex="bold"/>
    </style:style>
    <style:style style:name="P29" style:family="paragraph" style:parent-style-name="Standard">
      <style:paragraph-properties fo:text-align="justify" style:justify-single-word="false"/>
      <style:text-properties fo:font-variant="normal" fo:text-transform="none" fo:color="#222222" style:font-name="arial" fo:font-size="13pt" fo:letter-spacing="normal" fo:font-style="normal" fo:font-weight="bold" officeooo:rsid="0003d592" officeooo:paragraph-rsid="0003d592" style:font-size-asian="13pt" style:font-weight-asian="bold" style:font-size-complex="13pt" style:font-weight-complex="bold"/>
    </style:style>
    <style:style style:name="P30" style:family="paragraph" style:parent-style-name="Standard">
      <style:paragraph-properties fo:text-align="start" style:justify-single-word="false"/>
      <style:text-properties fo:font-variant="normal" fo:text-transform="none" fo:color="#222222" style:font-name="arial" fo:font-size="14pt" fo:letter-spacing="normal" fo:font-style="normal" fo:font-weight="normal" officeooo:rsid="0001858e" officeooo:paragraph-rsid="0001858e" style:font-size-asian="14pt" style:font-weight-asian="normal" style:font-size-complex="14pt" style:font-weight-complex="normal"/>
    </style:style>
    <style:style style:name="T1" style:family="text">
      <style:text-properties officeooo:rsid="00020c04"/>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05457e" style:font-size-asian="10.5pt" style:font-weight-asian="normal" style:font-size-complex="12pt" style:font-weight-complex="normal"/>
    </style:style>
    <style:style style:name="T5" style:family="text">
      <style:text-properties fo:font-size="12pt" style:font-size-asian="10.5pt" style:font-size-complex="12pt"/>
    </style:style>
    <style:style style:name="T6" style:family="text">
      <style:text-properties fo:font-size="12pt" officeooo:rsid="0003d592" style:font-size-asian="10.5pt" style:font-size-complex="12pt"/>
    </style:style>
    <style:style style:name="T7" style:family="text">
      <style:text-properties officeooo:rsid="0002d29e"/>
    </style:style>
    <style:style style:name="T8" style:family="text">
      <style:text-properties fo:font-size="13pt" style:font-size-asian="13pt" style:font-size-complex="13pt"/>
    </style:style>
    <style:style style:name="T9" style:family="text">
      <style:text-properties officeooo:rsid="000545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ação Universidade Regional de Blumenau</text:p>
      <text:p text:style-name="P1">Professora: Taísa Regina Bugmann dos Santos</text:p>
      <text:p text:style-name="P1">Disciplina: Comportamento Organizacional</text:p>
      <text:p text:style-name="P1"/>
      <text:p text:style-name="P2"/>
      <text:p text:style-name="P3"/>
      <text:p text:style-name="P3"/>
      <text:p text:style-name="P3"/>
      <text:p text:style-name="P3"/>
      <text:p text:style-name="P3"/>
      <text:p text:style-name="P3"/>
      <text:p text:style-name="P3"/>
      <text:p text:style-name="P3"/>
      <text:p text:style-name="P3">Estudo dirigido</text:p>
      <text:p text:style-name="P4"/>
      <text:p text:style-name="P4">Tiago Pereira da Silv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Blumenau, 18 de Junho de 2016</text:p>
      <text:p text:style-name="P15"><text:soft-page-break/>Liderança</text:p>
      <text:p text:style-name="P13"/>
      <text:p text:style-name="P22">1 – Conceitue Liderança</text:p>
      <text:p text:style-name="P7"/>
      <text:p text:style-name="P7"><text:tab/>A liderança é um tipo de poder pessoal. Pela liderança uma pessoa influencia outras pessoas em função de relacionamentos existentes.</text:p>
      <text:p text:style-name="P7"><text:tab/>O líder define direções através do desenvolvimento de uma visão do futuro, e depois engaja as pessoas comunicando-lhes essa visão e inspirando parar superar os obstáculos.</text:p>
      <text:p text:style-name="P7"><text:tab/>Liderança é a capacidade de motivar e direcionar os liderados à alcançar algum objetivo da organização, independente das interpéries do caminho. </text:p>
      <text:p text:style-name="P30"/>
      <text:p text:style-name="P22">2 – O líder deve possuir certas habilidades básicas parar poder conduzir e incentivar pessoas na organização. Aponte e resuma cada uma delas.</text:p>
      <text:p text:style-name="P11"/>
      <text:p text:style-name="P11"><text:tab/><text:span text:style-name="T1">Habilidade de caráter: <text:s/>Demonstrar integridade através do autoconhecimento, sensibilidade, ação baseada em valores, balanço pessoal, apoio e suporte pessoal, abertura espiritual e responsabilidade como fonte confiável.</text:span></text:p>
      <text:p text:style-name="P10"><text:tab/><text:span text:style-name="T1">Habilidades relacionais: Manter interconexões através do diálogo, inclusão social, consenso, solução colaborativa... O líder deve saber comunicar-se de maneira oral, escrita ou não-verbal. Saber desenvolver clima de aprendizagem e transmissão de informação. <text:s/></text:span></text:p>
      <text:p text:style-name="P10"><text:span text:style-name="T1"><text:tab/>Habilidades de mediação:Transformar conflitos em oportunidades por meio da honestidade e empatia. Negociação baseada em interesse e resolução de conflitos.</text:span></text:p>
      <text:p text:style-name="P11"><text:tab/><text:span text:style-name="T1">Habilidades de sabedoria: Aumentar a compreensão das pessoas, como imaginação, intuição, julgamento, inovação, raciocínio crítico... Inovação e espírito empreendedor para proporcionar solução criativa de problemas.</text:span></text:p>
      <text:p text:style-name="P11"><text:tab/><text:span text:style-name="T1">Habilidades conclusivas: Motivar as pessoas a agir, construindo coalizões e talentos, inspirando paixão e empoderando as pessoas como fonte facilitadora.</text:span></text:p>
      <text:p text:style-name="P11"><text:tab/><text:span text:style-name="T1">Habilidades de ação: Comprometer as pessoas para alcançar resultados dramáticos, como dedicação, responsabilidade, autocorreção, preocupação com qualidade, compromisso e perseverança.</text:span></text:p>
      <text:p text:style-name="P21"/>
      <text:p text:style-name="P26">3 – Os líderes eficazes são multi-habilidosos, pois utilizam simultaneamente um arsenal de habilidades pessoas e habilidades interpessoais que se ajudam mutuamente. Cite explicando cada um dos aspectos pessoais e interpessoais.</text:p>
      <text:p text:style-name="P27"/>
      <text:p text:style-name="P27"><text:tab/><text:span text:style-name="T2">Dos aspectos referentes à habilidades pessoais.</text:span></text:p>
      <text:p text:style-name="P27"><text:span text:style-name="T2"><text:tab/>Administrar a tensão do cotidiano: o líder deve saber trabalhar em um ambiente de tensão criativa e lidar com o estresse. Saber a hora da mudança e inovação, balanceando a sobrecarga.</text:span></text:p>
      <text:p text:style-name="P27"><text:span text:style-name="T2"><text:tab/>Desenvolver sua auto-atenção: para redefinir valores e prioridades, indentificar seu estilo de comportamento e avaliar a atitude das pessoas quanto à mudança que pretende incentivar.</text:span></text:p>
      <text:p text:style-name="P27"><text:span text:style-name="T2"><text:tab/>Resolver criativamente os problemas: utilizar abordagem racional ou criativa na solução de problemas. Tentar focar na criativa para incentivar inovação nas pessoas.</text:span></text:p>
      <text:p text:style-name="P7"><text:tab/></text:p>
      <text:p text:style-name="P7"><text:tab/><text:span text:style-name="T1">Dos aspectos referentes à habilidades interpessoais.</text:span></text:p>
      <text:p text:style-name="P7"><text:tab/><text:span text:style-name="T1">Ganhar poder e influência: para empoderar as pessoas sob sua orientação de modo a repartir esse poder e proporcionar maior responsabilidade e autonomia.</text:span></text:p>
      <text:p text:style-name="P7"><text:soft-page-break/><text:tab/><text:span text:style-name="T1">Comunicar parar proporcionar apoio: saber comunicar em duas vias, ouvir, facilitar a comunicação, entender os problemas e pontos de vista para poder aconselhar e orientar.</text:span></text:p>
      <text:p text:style-name="P7"><text:tab/><text:span text:style-name="T1">Motivar as pessoas: o líder precisa diagnosticar o desempenho das pessoas, criar um ambiente agradável e motivador. Servir de catalisador para o melhor do liderado e recompensá-lo de acordo.</text:span></text:p>
      <text:p text:style-name="P7"><text:tab/><text:span text:style-name="T1">Administrar conflitos: identificar as causas e origens de conflitos na equpe, escolher as melhores estratégias parar solucioná-los. Administrar os conflitos no sentido de minimizá-los.</text:span></text:p>
      <text:p text:style-name="P6"/>
      <text:p text:style-name="P23">4- Na década de 1930, Kurt Lewin e um grupo de colaboradores realizaram os primeiros estudos e identificaram três estilos de liderança, cite e comente cada um deles.</text:p>
      <text:p text:style-name="P25"/>
      <text:p text:style-name="P10"><text:tab/><text:span text:style-name="T7">Liderança autocrática: o lider fixa diretrizes e centraliza o poder e a tomada de decisões. Acredito que seja a liderança mais comum em chão de fábrica, onde as ações dos funcionários são totalmente controladas pela liderança, normalmente não há discussão de baixo para cima.</text:span></text:p>
      <text:p text:style-name="P10"><text:tab/><text:span text:style-name="T7">Lideraça liberal: participação mínima do líder, completa liberdade para o grupo e indivíduo. Minha liderança preferida, acredito que o melhor trabalho acontece quando existe a total autonomia do indivíduo/grupo. A única maneira de se empenhar totalmente e conseguir a máxima qualidade de uma atividade é fazer o que se tem vontade.</text:span></text:p>
      <text:p text:style-name="P10"><text:tab/><text:span text:style-name="T7">Liderança democrática: esboço de diretrizes pelo lider que são debatidas pelo grupo. Essa é a tendência no mercado de TI. Cada vez mais percebemos a passagem de autoridade para os grupos, onde os líderes apenas direcionam o que deve ser feito. Acredito que isso aconteça devido ao grande número de tecnologias existente, é humanamente impossível para o líder controlar tudo e saber de tudo. Dividindo em grupos, cada um pode se especializar em alguma atividade mais específica.</text:span></text:p>
      <text:p text:style-name="P9"/>
      <text:p text:style-name="P24">5- A capacidade de influenciar, persuadir e motivar os liderados está fortemente ligada ao poder que se percebe na pessoa. French e Raven distinguem cinco diferentes tipos de poder, comente cada um deles.</text:p>
      <text:p text:style-name="P13"/>
      <text:p text:style-name="P14"><text:tab/><text:span text:style-name="T5">Poder coercitivo: baseado no temor e na coerção. O poder que está cada vez mais raro nas empresas. Já foi percebido que a motivação e boa vontade são muito mais fortes para a produção de um produto de qualidade do que o medo.</text:span></text:p>
      <text:p text:style-name="P14"><text:span text:style-name="T5"><text:tab/>Poder de recompensa: baseado na esperança de receber recompensa. Muito utilizado, mas também é um fato que a recompensa por si só não é o suficiente para geração de empregados motivados na área criativa. Se a atividade for manual e repetitiva, pode ser muito eficiente.</text:span></text:p>
      <text:p text:style-name="P14"><text:span text:style-name="T5"><text:tab/>Poder legitimado: poder dado pela posição hierárquica. Normalmente esse poder por si só não se mantém. Se o poder legitimado não servir apenas de ponto de partida para o poder de competência ou de referência, a tendência é que esse poder se esvaia e a pessoa substituída.</text:span></text:p>
      <text:p text:style-name="P14"><text:span text:style-name="T5"><text:tab/>Poder de competência: poder </text:span><text:span text:style-name="T6">baseado na competência. Os liderados reconhecem o líder como alguém que possui maior competência do que eles. Uma das verdadeiras formas de poder legítimo, onde os liderados aceitam a liderança de maneira natural.</text:span></text:p>
      <text:p text:style-name="P14"><text:span text:style-name="T6"><text:tab/>Poder de referência: poder baseado na atuação e no apelo. O líder é admirado e inspira os liderados. Conhecido como carisma, esse poder transmite empatia e admiração, transmite o desejo dos liderados de se parecerem com o líder.</text:span></text:p>
      <text:p text:style-name="P14"/>
      <text:p text:style-name="P16"><text:soft-page-break/>Motivação</text:p>
      <text:p text:style-name="P28"/>
      <text:p text:style-name="P29">1 – Conceitue motivação</text:p>
      <text:p text:style-name="P8"/>
      <text:p text:style-name="P8"><text:tab/>Motivação provém do latim movere, que significa mover. Podemos conceituar como a força que move as pessoas à realização de alguma tarefa. Usualmente se utilizam termos como necessidades, desejos, vontades, metas, objetivos, impulsos, motivos e incentivos.</text:p>
      <text:p text:style-name="P8"><text:tab/>É um processo que depende da direção, intensidade e persistência dos esforços de uma pessoa parar alcançar um determinado objetivo.</text:p>
      <text:p text:style-name="P17"><text:line-break/><text:span text:style-name="T8">7- A teoria motivacional de Maslow se baseia na chamada hierarquia de necessidades.No que ela se fundamenta? E quais são essas necessidades?</text:span></text:p>
      <text:p text:style-name="P20"/>
      <text:p text:style-name="P20"><text:span text:style-name="T3"><text:tab/>Se fundamenta na ideia de que as necessidades podem ser hierarquizadas, ou seja, distribuídas em uma hierarquia de importância e de influenciação do comportamento humano.</text:span></text:p>
      <text:p text:style-name="P20"><text:span text:style-name="T3"><text:tab/>Necessidades fisiológicas, necessidades de segurança, necessidades sociais, necessidades de estima e necessidades de auto-realização são as necessidades descritas por Maslow.</text:span></text:p>
      <text:p text:style-name="P17"><text:line-break/><text:span text:style-name="T8">8- A motivação é um processo que depende da direção, intensidade e persistência dos esforços de uma pessoa para alcançar um determinado objetivo. Explique cada um deles.</text:span></text:p>
      <text:p text:style-name="P20"/>
      <text:p text:style-name="P20"><text:span text:style-name="T8"><text:tab/></text:span><text:span text:style-name="T3">Direção: significa onde focar o comportamento. O esforço deve ser direcionado parar o alcance de um objetivo que define a direção. Intensidade e persistência não adiantam de nada se não existir um objetivo claro e bem direcionado.</text:span></text:p>
      <text:p text:style-name="P20"><text:span text:style-name="T3"><text:tab/>Intensidade: <text:s/>representa o esforço que a pessoa aplica na direção definida. </text:span><text:span text:style-name="T4">Para existir a motivação, deve haver um esforço intenso por parte da pessoa para a realização de um objetivo.</text:span></text:p>
      <text:p text:style-name="P20"><text:span text:style-name="T4"><text:tab/>Persistência: significa o quanto tempo a pessoa consegue manter seu esforço. Manter-se com foco na tarefa, com intesidade, até o objetivo ser alcançado.</text:span></text:p>
      <text:p text:style-name="P18"><text:line-break/><text:span text:style-name="T8">9- Quais as três dimensões do processo motivacional básico? Explique cada uma delas.</text:span></text:p>
      <text:p text:style-name="P19"/>
      <text:p text:style-name="P19"><text:span text:style-name="T8"><text:tab/></text:span><text:span text:style-name="T4">Necessidades: as necessidades e carências provocam uma tensão/desconforto na pessoa e desencadeiam um processo que busca reduzir ou eliminar essa tensão.</text:span></text:p>
      <text:p text:style-name="P19"><text:span text:style-name="T4"><text:tab/>Impulsos: a pessoa escolhe um curso de ação para satisfazer determinada necessidade ou carência, surge o comportamento focado nessa meta.</text:span></text:p>
      <text:p text:style-name="P19"><text:span text:style-name="T4"><text:tab/>Incentivos: se a pessoa consegui satisfazer a necessidade (incentivo), o processo motivacional é bem sucedido.</text:span></text:p>
      <text:p text:style-name="P19"/>
      <text:p text:style-name="P19"/>
      <text:p text:style-name="P19"/>
      <text:p text:style-name="P19"/>
      <text:p text:style-name="P19"><text:soft-page-break/><text:line-break/><text:span text:style-name="T8">10- Para Herzberg, a motivação das pessoas para o trabalho depende de dois fatores intimamente relacionados. Comente sobre eles.</text:span></text:p>
      <text:p text:style-name="P18"/>
      <text:p text:style-name="P12"><text:tab/><text:span text:style-name="T9">Fatores higiênicos: Correspondem ao contexto do trabalho, são os fatores tradicionalmente utilizados pelas organizações para obter motivação das pessoas. Salário, benefícios, condições do ambiente, liderança, oportunidades... No entanto, esses fatores possuem limites em sua capacidade de influenciar as pessoas. Esses fatores apenas evitam a insatisfação.</text:span></text:p>
      <text:p text:style-name="P12"><text:tab/><text:span text:style-name="T9">Ainda mais hoje em dia, onde esses fatores já não são diferenciais nas empresas, podemos dizer que ter um ambiente agradável, um salário na média do mercado e benefícios são obrigatórios parar se ter o funcionário. A motivação começa depois disso.</text:span></text:p>
      <text:p text:style-name="P12"/>
      <text:p text:style-name="P12"><text:tab/><text:span text:style-name="T9">Fatores motivacionais: referem-se ao conteúdo do cargo, às tarefas e às atividades relacionadas com o cargo em si. Uso pleno de habilidades pessoais, liberdade de decidir como executar o trabalho, responsabilidade, definição de metas e auto-avaliação do desempenho. São fatores relacionados com as condições internas do indivíduo que conduzem a sentimentos de satisfação e de auto-realização.</text:span></text:p>
      <text:p text:style-name="P12"><text:tab/><text:span text:style-name="T9">De novo, o fator da autonomia e liberdade ao realizar o trabalho se mostra como ponto importante parar a motiva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8T16:35:37.893116207</meta:creation-date>
    <dc:date>2016-06-18T17:53:54.203152810</dc:date>
    <meta:editing-duration>PT13M54S</meta:editing-duration>
    <meta:editing-cycles>1</meta:editing-cycles>
    <meta:document-statistic meta:table-count="0" meta:image-count="0" meta:object-count="0" meta:page-count="5" meta:paragraph-count="59" meta:word-count="1420" meta:character-count="9637" meta:non-whitespace-character-count="8221"/>
    <meta:generator>LibreOffice/4.2.8.2$Linux_X86_64 LibreOffice_project/420m0$Build-2</meta:generator>
  </office:meta>
</office:document-meta>
</file>